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352" officeooo:paragraph-rsid="001e6352"/>
    </style:style>
    <style:style style:name="P2" style:family="paragraph" style:parent-style-name="Standard">
      <style:text-properties fo:font-weight="normal" officeooo:rsid="001e6352" officeooo:paragraph-rsid="001e6352" style:font-weight-asian="normal" style:font-weight-complex="normal"/>
    </style:style>
    <style:style style:name="P3" style:family="paragraph" style:parent-style-name="Standard">
      <style:text-properties fo:font-weight="normal" officeooo:rsid="001e6352" officeooo:paragraph-rsid="002039a9" style:font-weight-asian="normal" style:font-weight-complex="normal"/>
    </style:style>
    <style:style style:name="P4" style:family="paragraph" style:parent-style-name="Standard">
      <style:text-properties fo:font-weight="normal" officeooo:rsid="002039a9" officeooo:paragraph-rsid="002039a9" style:font-weight-asian="normal" style:font-weight-complex="normal"/>
    </style:style>
    <style:style style:name="P5" style:family="paragraph" style:parent-style-name="Standard">
      <style:text-properties fo:font-weight="normal" officeooo:rsid="002039a9" officeooo:paragraph-rsid="002d2576" style:font-weight-asian="normal" style:font-weight-complex="normal"/>
    </style:style>
    <style:style style:name="P6" style:family="paragraph" style:parent-style-name="Standard">
      <style:text-properties fo:font-weight="normal" officeooo:rsid="00247fdc" officeooo:paragraph-rsid="00247fdc" style:font-weight-asian="normal" style:font-weight-complex="normal"/>
    </style:style>
    <style:style style:name="P7" style:family="paragraph" style:parent-style-name="Standard">
      <style:text-properties fo:font-weight="normal" officeooo:rsid="002737a4" officeooo:paragraph-rsid="002737a4" style:font-weight-asian="normal" style:font-weight-complex="normal"/>
    </style:style>
    <style:style style:name="P8" style:family="paragraph" style:parent-style-name="Standard">
      <style:text-properties fo:font-weight="normal" officeooo:rsid="002ac159" officeooo:paragraph-rsid="002ac159" style:font-weight-asian="normal" style:font-weight-complex="normal"/>
    </style:style>
    <style:style style:name="P9" style:family="paragraph" style:parent-style-name="Standard">
      <style:text-properties fo:font-weight="normal" officeooo:rsid="002d2576" officeooo:paragraph-rsid="002d2576" style:font-weight-asian="normal" style:font-weight-complex="normal"/>
    </style:style>
    <style:style style:name="P10" style:family="paragraph" style:parent-style-name="Standard">
      <style:text-properties officeooo:rsid="0020d525" officeooo:paragraph-rsid="0020d525"/>
    </style:style>
    <style:style style:name="P11" style:family="paragraph" style:parent-style-name="Standard">
      <style:text-properties officeooo:paragraph-rsid="0021783e"/>
    </style:style>
    <style:style style:name="P12" style:family="paragraph" style:parent-style-name="Standard">
      <style:text-properties officeooo:rsid="0021783e" officeooo:paragraph-rsid="0021783e"/>
    </style:style>
    <style:style style:name="P13" style:family="paragraph" style:parent-style-name="Standard">
      <style:text-properties officeooo:paragraph-rsid="001e6352"/>
    </style:style>
    <style:style style:name="P14" style:family="paragraph" style:parent-style-name="Standard">
      <style:text-properties officeooo:rsid="0021f92d" officeooo:paragraph-rsid="0021f92d"/>
    </style:style>
    <style:style style:name="P15" style:family="paragraph" style:parent-style-name="Standard">
      <style:text-properties officeooo:rsid="0023b2e9" officeooo:paragraph-rsid="0023b2e9"/>
    </style:style>
    <style:style style:name="P16" style:family="paragraph" style:parent-style-name="Standard">
      <style:text-properties officeooo:rsid="00247fdc" officeooo:paragraph-rsid="00247fdc"/>
    </style:style>
    <style:style style:name="P17" style:family="paragraph" style:parent-style-name="Standard">
      <style:paragraph-properties fo:break-before="page"/>
      <style:text-properties fo:font-weight="normal" officeooo:rsid="00247fdc" officeooo:paragraph-rsid="00247fdc" style:font-weight-asian="normal" style:font-weight-complex="normal"/>
    </style:style>
    <style:style style:name="T1" style:family="text">
      <style:text-properties officeooo:rsid="001e6352"/>
    </style:style>
    <style:style style:name="T2" style:family="text">
      <style:text-properties officeooo:rsid="002039a9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21f92d"/>
    </style:style>
    <style:style style:name="T5" style:family="text">
      <style:text-properties style:text-position="sub 58%" fo:font-size="10pt" style:font-size-asian="10pt" style:font-size-complex="10pt"/>
    </style:style>
    <style:style style:name="T6" style:family="text">
      <style:text-properties style:text-position="sub 58%" officeooo:rsid="002737a4"/>
    </style:style>
    <style:style style:name="T7" style:family="text">
      <style:text-properties style:text-position="sub 58%" officeooo:rsid="0028ca96"/>
    </style:style>
    <style:style style:name="T8" style:family="text">
      <style:text-properties style:text-position="sub 58%" officeooo:rsid="002b3480"/>
    </style:style>
    <style:style style:name="T9" style:family="text">
      <style:text-properties style:text-position="sub 58%" officeooo:rsid="002d2576"/>
    </style:style>
    <style:style style:name="T10" style:family="text">
      <style:text-properties style:text-position="0% 100%"/>
    </style:style>
    <style:style style:name="T11" style:family="text">
      <style:text-properties officeooo:rsid="0021783e"/>
    </style:style>
    <style:style style:name="T12" style:family="text">
      <style:text-properties officeooo:rsid="00247fdc"/>
    </style:style>
    <style:style style:name="T13" style:family="text">
      <style:text-properties officeooo:rsid="002737a4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1e6352" style:font-size-asian="10pt" style:font-size-complex="10pt"/>
    </style:style>
    <style:style style:name="T16" style:family="text">
      <style:text-properties officeooo:rsid="0028ca96"/>
    </style:style>
    <style:style style:name="T17" style:family="text">
      <style:text-properties officeooo:rsid="002ac159"/>
    </style:style>
    <style:style style:name="T18" style:family="text">
      <style:text-properties officeooo:rsid="002b3480"/>
    </style:style>
    <style:style style:name="T19" style:family="text">
      <style:text-properties officeooo:rsid="002d25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<text:tab/><text:tab/><text:tab/><text:tab/><text:tab/><text:span text:style-name="T3">ねが</text:span></text:p>
      <text:p text:style-name="Standard">小川幸子 <text:span text:style-name="T1"><text:tab/></text:span>: ミラーさん、ちょっと（　お願い　）があるんですが。</text:p>
      <text:p text:style-name="Standard"/>
      <text:p text:style-name="Standard">ミラー<text:span text:style-name="T1"><text:tab/><text:tab/></text:span>：何ですか。</text:p>
      <text:p text:style-name="P12"><text:tab/><text:tab/><text:tab/><text:tab/><text:span text:style-name="T3">がつ<text:tab/><text:tab/><text:tab/><text:tab/><text:tab/>い</text:span></text:p>
      <text:p text:style-name="P11">小川幸子<text:span text:style-name="T1"><text:tab/></text:span> : 実は、（　8月にオーストラリアへホームステイに行く　）んです。</text:p>
      <text:p text:style-name="Standard"/>
      <text:p text:style-name="Standard">ミラー<text:span text:style-name="T1"><text:tab/><text:tab/></text:span>：　（　ホームステイ　）ですか。いいですね。</text:p>
      <text:p text:style-name="P12"><text:tab/><text:tab/><text:tab/><text:tab/>　<text:span text:style-name="T3">いま<text:tab/>　ともだち　えいご　　べんきょう</text:span></text:p>
      <text:p text:style-name="Standard">小川幸子 <text:span text:style-name="T1"><text:tab/></text:span>: ええ。それで、今（　友達と英語を勉強している　）んですが......。</text:p>
      <text:p text:style-name="Standard"/>
      <text:p text:style-name="Standard">ミラー:<text:span text:style-name="T1"><text:tab/><text:tab/></text:span> ええ。</text:p>
      <text:p text:style-name="P12"><text:tab/><text:tab/><text:tab/><text:span text:style-name="T3">なかなか</text:span>　<text:span text:style-name="T3">じょうず　<text:tab/><text:tab/><text:tab/></text:span><text:span text:style-name="T4">　　　 <text:s text:c="2"/>　　　　</text:span><text:span text:style-name="T3">せんせい</text:span></text:p>
      <text:p text:style-name="P11">小川幸子<text:span text:style-name="T1"><text:tab/></text:span> :　（　中々　上手にならない　）んです。（　先生もいない　）し、</text:p>
      <text:p text:style-name="P12"><text:tab/><text:tab/>　　<text:span text:style-name="T3">えいご　　はな　　</text:span></text:p>
      <text:p text:style-name="P11"><text:span text:style-name="T11"><text:tab/><text:tab/></text:span>（　英語で話すチャンスもない　）し......。</text:p>
      <text:p text:style-name="P12"><text:tab/><text:tab/><text:tab/><text:tab/><text:span text:style-name="T3">　　</text:span><text:span text:style-name="T4"> <text:s/></text:span><text:span text:style-name="T3">かいわ　</text:span><text:span text:style-name="T4"> <text:s text:c="2"/></text:span><text:span text:style-name="T3">せんせい</text:span><text:tab/></text:p>
      <text:p text:style-name="P1"><text:tab/><text:tab/>ミラーさん、（　会話の先生になっ　）　ていただけませんか?</text:p>
      <text:p text:style-name="P14"><text:tab/><text:tab/><text:tab/><text:tab/><text:tab/><text:tab/><text:tab/>　　<text:span text:style-name="T3">しごと</text:span></text:p>
      <text:p text:style-name="P13"><text:span text:style-name="T1">ミラー　<text:tab/>：　え？先生に?　うーん、ちょっと（　仕事が　）......。</text:span></text:p>
      <text:p text:style-name="P14"><text:tab/><text:tab/><text:tab/><text:span text:style-name="T3">ひま<text:tab/><text:tab/> <text:s text:c="5"/>　　　 <text:s/>ちゃ　　　 <text:s text:c="2"/>の</text:span></text:p>
      <text:p text:style-name="P1">小川幸子 <text:tab/>:（　お暇な　）とき、（　お茶でも飲み　）ながら......。</text:p>
      <text:p text:style-name="P15"><text:tab/><text:tab/><text:tab/>　　　<text:span text:style-name="T3">しゅっちょう　　おお<text:tab/><text:tab/><text:tab/><text:tab/><text:tab/>しけん</text:span></text:p>
      <text:p text:style-name="P1">ミラー　<text:tab/>：うーん、（　出張　も多い　）し、（　もうすぐ日本語の試験もある　）し......。</text:p>
      <text:p text:style-name="P1"/>
      <text:p text:style-name="P1">小川幸子<text:tab/> : そうですか。</text:p>
      <text:p text:style-name="P1"/>
      <text:p text:style-name="P1">ミラー　<text:tab/>：すみません。</text:p>
      <text:p text:style-name="P1"/>
      <text:p text:style-name="P1"/>
      <text:p text:style-name="P1"/>
      <text:p text:style-name="P1">1. 隣の人と次の会話をしましょう。下線の部分を変えて、会話をしましょう。</text:p>
      <text:p text:style-name="P1"/>
      <text:p text:style-name="P16"><text:tab/>　<text:span text:style-name="T3">しょうらい　　ゆめ</text:span></text:p>
      <text:p text:style-name="P3">a) <text:span text:style-name="T2"><text:tab/></text:span>A:将来　の夢は、何ですか?</text:p>
      <text:p text:style-name="P6"><text:tab/><text:tab/><text:tab/><text:tab/><text:tab/><text:tab/>　<text:span text:style-name="T3">かいしゃ　 <text:s/>つく</text:span></text:p>
      <text:p text:style-name="P2"><text:span text:style-name="T2"><text:tab/></text:span>B:そうですね。いつかコンピューターの会社を作りたいです。</text:p>
      <text:p text:style-name="P2"/>
      <text:p text:style-name="P2"><text:span text:style-name="T2"><text:tab/></text:span>A:すごいですねえ。</text:p>
      <text:p text:style-name="P6"><text:tab/><text:tab/> <text:span text:style-name="T3"><text:s text:c="8"/>いま　かいしゃ　　はたら　　　　　　　よる 　　だい がく　　　　 べんきょう</text:span></text:p>
      <text:p text:style-name="P2"><text:span text:style-name="T2"><text:tab/></text:span>B:それで、今は会社で働きながら、夜<text:span text:style-name="T12"> は</text:span>大<text:span text:style-name="T12"> </text:span>学　で　勉強しています。</text:p>
      <text:p text:style-name="P7"><text:span text:style-name="T14"><text:tab/><text:tab/><text:tab/></text:span><text:span text:style-name="T5">がんば</text:span></text:p>
      <text:p text:style-name="P7"><text:span text:style-name="T14"><text:tab/></text:span><text:span text:style-name="T15">A:そうですか。頑張ってください。</text:span></text:p>
      <text:p text:style-name="P7"><text:span text:style-name="T15"/></text:p>
      <text:p text:style-name="P6"/>
      <text:p text:style-name="P17"><text:s text:c="4"/><text:tab/><text:tab/> <text:s text:c="3"/><text:span text:style-name="T13"><text:s/></text:span><text:s/><text:span text:style-name="T3">ひと　</text:span><text:span text:style-name="T6"> <text:s text:c="4"/></text:span><text:span text:style-name="T3">おお</text:span></text:p>
      <text:p text:style-name="P2">b) <text:span text:style-name="T2"><text:tab/></text:span>A:ずいぶん人<text:span text:style-name="T13"> </text:span>が<text:span text:style-name="T13"> </text:span>多いですね。</text:p>
      <text:p text:style-name="P6"><text:tab/><text:tab/><text:tab/><text:tab/><text:tab/><text:tab/>　　<text:span text:style-name="T3">しょくじ</text:span></text:p>
      <text:p text:style-name="P4"><text:tab/>B:ええ。ここは、コーヒーもおいしいし、食事もできるし......。</text:p>
      <text:p text:style-name="P6"><text:tab/><text:tab/><text:span text:style-name="T18"> <text:s/></text:span><text:span text:style-name="T3">にん</text:span><text:span text:style-name="T8"> <text:s/></text:span><text:span text:style-name="T3">き</text:span></text:p>
      <text:p text:style-name="P4"><text:tab/>A:それで人気があるんですね。　</text:p>
      <text:p text:style-name="P4"/>
      <text:p text:style-name="P4"/>
      <text:p text:style-name="P8"><text:tab/><text:tab/><text:tab/><text:tab/>　<text:span text:style-name="T3">のみ　　　 <text:s/>い</text:span></text:p>
      <text:p text:style-name="P4">c) <text:tab/>A:これから、いっしょに飲みに行きませんか?</text:p>
      <text:p text:style-name="P8"><text:tab/>　 <text:span text:style-name="T3">きょう<text:tab/><text:tab/><text:tab/>　　　きのう　　 の</text:span><text:span text:style-name="T9"> <text:s text:c="48"/>あした <text:s text:c="2"/>おおさか <text:s text:c="4"/></text:span></text:p>
      <text:p text:style-name="P5"><text:tab/>B:今日は、ちょっと......。昨日も飲んだし、それに明日大阪へ出張ですから。<text:tab/></text:p>
      <text:p text:style-name="P5"/>
      <text:p text:style-name="P5"><text:span text:style-name="T19"><text:tab/></text:span>A:そうですか。</text:p>
      <text:p text:style-name="P9"><text:tab/><text:tab/><text:tab/>　　 <text:s/><text:span text:style-name="T3">こんど <text:s text:c="2"/>い</text:span></text:p>
      <text:p text:style-name="P4"><text:tab/>B:すみません。また今度行きましょう。</text:p>
      <text:p text:style-name="P4"/>
      <text:p text:style-name="P4"/>
      <text:p text:style-name="P4">2.a) 会話を聞きましょう</text:p>
      <text:p text:style-name="P4"><text:span text:style-name="T3"><text:s text:c="19"/>さち こ</text:span></text:p>
      <text:p text:style-name="P4"><text:span text:style-name="T10">i) </text:span>小川幸 子 さんは、ミラーさんに何を頼みましたか?</text:p>
      <text:p text:style-name="P4"/>
      <text:p text:style-name="P4"/>
      <text:p text:style-name="P4">ii) ミラーさんは、最後にどうして「すみません」と言いましたか?</text:p>
      <text:p text:style-name="P4"/>
      <text:p text:style-name="P4">b) 会話を聞いて、空欄を埋めましょう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1:32:30.414013610</meta:creation-date>
    <dc:date>2021-10-13T12:59:56.651305533</dc:date>
    <meta:editing-duration>PT56M10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795" meta:character-count="1246" meta:non-whitespace-character-count="853"/>
  </office:meta>
</office:document-meta>
</file>